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7866" officeooo:paragraph-rsid="00187866"/>
    </style:style>
    <style:style style:name="P2" style:family="paragraph" style:parent-style-name="Standard">
      <style:text-properties officeooo:paragraph-rsid="00187866"/>
    </style:style>
    <style:style style:name="P3" style:family="paragraph" style:parent-style-name="Standard">
      <style:text-properties officeooo:rsid="001c9965" officeooo:paragraph-rsid="001c9965"/>
    </style:style>
    <style:style style:name="P4" style:family="paragraph" style:parent-style-name="Text_20_body">
      <style:text-properties officeooo:paragraph-rsid="00187866"/>
    </style:style>
    <style:style style:name="P5" style:family="paragraph" style:parent-style-name="Text_20_body">
      <style:text-properties officeooo:rsid="00187866" officeooo:paragraph-rsid="00187866"/>
    </style:style>
    <style:style style:name="P6" style:family="paragraph" style:parent-style-name="Text_20_body">
      <style:text-properties fo:font-weight="bold" officeooo:rsid="00187866" officeooo:paragraph-rsid="00187866" style:font-weight-asian="bold" style:font-weight-complex="bold"/>
    </style:style>
    <style:style style:name="P7" style:family="paragraph" style:parent-style-name="Text_20_body">
      <style:text-properties officeooo:rsid="00192b42" officeooo:paragraph-rsid="00192b42"/>
    </style:style>
    <style:style style:name="P8" style:family="paragraph" style:parent-style-name="Text_20_body">
      <style:paragraph-properties fo:text-align="justify" style:justify-single-word="false"/>
      <style:text-properties officeooo:rsid="00192b42" officeooo:paragraph-rsid="00192b42"/>
    </style:style>
    <style:style style:name="P9" style:family="paragraph" style:parent-style-name="Title">
      <style:text-properties fo:font-size="22pt" style:font-size-asian="22pt" style:font-size-complex="22pt"/>
    </style:style>
    <style:style style:name="P10" style:family="paragraph" style:parent-style-name="Heading_20_3">
      <style:text-properties officeooo:paragraph-rsid="00187866"/>
    </style:style>
    <style:style style:name="P11" style:family="paragraph" style:parent-style-name="Heading_20_3">
      <style:text-properties officeooo:rsid="00187866" officeooo:paragraph-rsid="00187866"/>
    </style:style>
    <style:style style:name="T1" style:family="text">
      <style:text-properties officeooo:rsid="00187866"/>
    </style:style>
    <style:style style:name="T2" style:family="text">
      <style:text-properties fo:font-weight="bold" style:font-weight-asian="bold" style:font-weight-complex="bold"/>
    </style:style>
    <style:style style:name="T3" style:family="text">
      <style:text-properties officeooo:rsid="001aac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ción sprint5</text:p>
      <text:p text:style-name="P1"/>
      <text:p text:style-name="P1"/>
      <text:h text:style-name="Heading_20_3" text:outline-level="3">1. “principle of least astonishment”</text:h>
      <text:p text:style-name="P2"/>
      <text:p text:style-name="P2">Este principio establece que cuando dos elementos de una interfaz entran en conflicto o son ambiguos, el comportamiento del programa ha de ser el que genere la mínima sorpresa por parte del usuario. En particular, un programador debería pensar en el comportamiento que menos sorprenda a quien use el programa en lugar del más natural para quien conozca el comportamiento interno del mismo.</text:p>
      <text:p text:style-name="P2"/>
      <text:p text:style-name="P3">A la hora de buscar en nuestra aplicación, el usuario escribía su búsqueda en el cuadro de búsqueda y al contrario que ocurre en otras aplicaciones del entorno, no se realizaba la búsqueda al hacer intro en el teclado. Había que pulsar otro botón anexo. Lo hemos corregido eliminando el botón y habilitando esta opción dentro del propio cuadro de búsqueda.</text:p>
      <text:p text:style-name="P2"/>
      <text:p text:style-name="P2"/>
      <text:p text:style-name="P2"/>
      <text:p text:style-name="P2"/>
      <text:h text:style-name="P10" text:outline-level="3"><text:span text:style-name="T1">2</text:span>. <text:span text:style-name="T1">Documenta y corrige los casos en que la interface:</text:span></text:h>
      <text:p text:style-name="P5"/>
      <text:p text:style-name="P5"><text:tab/><text:span text:style-name="T2">no gestiona los errores:</text:span></text:p>
      <text:p text:style-name="P5"/>
      <text:p text:style-name="P5"><text:tab/><text:span text:style-name="T2">no proporciona feedback cuando es necesario:</text:span></text:p>
      <text:p text:style-name="P5"><text:span text:style-name="T2"/></text:p>
      <text:p text:style-name="P7">Relacionado con el siguiente punto, el programa no proporcionaba feedback a los usuarios cuando <text:span text:style-name="T3">pulsaban en películas recomendadas. Ahora aparece un diálogo que muestra que se está cargando la información.</text:span></text:p>
      <text:p text:style-name="P5"/>
      <text:p text:style-name="P6"><text:tab/>no gestiona la concurrencia, i.e. se bloquea:</text:p>
      <text:p text:style-name="P8">El programa no gestionaba la concurrencia cuando se hacía clic en el botón de películas recomendadas (relacionadas con la película seleccionada). Para ello hemos hecho uso de threads, corrigiendo de este modo el bloqueo de la aplicación.</text:p>
      <text:p text:style-name="P5"/>
      <text:p text:style-name="P5"/>
      <text:p text:style-name="P5"/>
      <text:p text:style-name="P5"/>
      <text:p text:style-name="P5"/>
      <text:p text:style-name="P5"><text:soft-page-break/></text:p>
      <text:p text:style-name="P5"/>
      <text:h text:style-name="P11" text:outline-level="3">3. Gnome Human Interface Guidelines</text:h>
      <text:p text:style-name="P5"/>
      <text:p text:style-name="P5"/>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7:24:56.508192196</meta:creation-date>
    <dc:date>2016-10-14T18:39:35.741671197</dc:date>
    <meta:editing-duration>PT34M29S</meta:editing-duration>
    <meta:editing-cycles>4</meta:editing-cycles>
    <meta:generator>LibreOffice/5.1.4.2$Linux_X86_64 LibreOffice_project/10m0$Build-2</meta:generator>
    <meta:document-statistic meta:table-count="0" meta:image-count="0" meta:object-count="0" meta:page-count="2" meta:paragraph-count="11" meta:word-count="230" meta:character-count="1448" meta:non-whitespace-character-count="1226"/>
  </office:meta>
</office:document-meta>
</file>